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sData.setStree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Data.getZ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Data.setCit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Data.setSt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Data.setZip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Data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Data.isMatch( AddressData address , AddressData criteri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ddressData.getStr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Data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